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2c70"/>
    </style:style>
    <style:style style:name="P2" style:family="paragraph" style:parent-style-name="Text_20_body">
      <style:text-properties officeooo:rsid="005bc5eb" officeooo:paragraph-rsid="000b2c70"/>
    </style:style>
    <style:style style:name="P3" style:family="paragraph" style:parent-style-name="Text_20_body">
      <style:text-properties officeooo:rsid="00873745" officeooo:paragraph-rsid="000b2c70"/>
    </style:style>
    <style:style style:name="P4" style:family="paragraph" style:parent-style-name="Text_20_body">
      <style:text-properties officeooo:rsid="005d7886" officeooo:paragraph-rsid="000b2c70"/>
    </style:style>
    <style:style style:name="P5" style:family="paragraph" style:parent-style-name="Text_20_body">
      <style:text-properties officeooo:paragraph-rsid="000b2c70"/>
    </style:style>
    <style:style style:name="P6" style:family="paragraph" style:parent-style-name="Heading_20_1">
      <style:paragraph-properties fo:text-align="center" style:justify-single-word="false"/>
      <style:text-properties officeooo:paragraph-rsid="000b2c70"/>
    </style:style>
    <style:style style:name="P7" style:family="paragraph" style:parent-style-name="Heading_20_2">
      <style:text-properties officeooo:paragraph-rsid="000b2c70"/>
    </style:style>
    <style:style style:name="P8" style:family="paragraph" style:parent-style-name="Standard" style:list-style-name="L1">
      <style:text-properties officeooo:paragraph-rsid="000b2c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b9c6f"/>
    </style:style>
    <style:style style:name="T3" style:family="text">
      <style:text-properties officeooo:rsid="012f3d77"/>
    </style:style>
    <style:style style:name="T4" style:family="text">
      <style:text-properties officeooo:rsid="005bc5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Content centric networking / </text:span><text:bookmark text:name="firstHeading3"/><text:span text:style-name="T1">Information-centric networking</text:span></text:h>
      <text:h text:style-name="P7" text:outline-level="2"><text:bookmark-start text:name="__RefHeading__767_1023299587"/>Named Data Networking (NDN)<text:bookmark-end text:name="__RefHeading__767_1023299587"/></text:h>
      <text:p text:style-name="P1"><text:span text:style-name="Placeholder">TBD</text:span></text:p>
      <text:list xml:id="list7173483424236486230" text:style-name="L1">
        <text:list-item>
          <text:p text:style-name="P8"><text:span text:style-name="Placeholder"><text:span text:style-name="T3">unsuitable: it works similar to BGP (</text:span></text:span><text:bookmark text:name="firstHeading10"/><text:span text:style-name="Placeholder"><text:span text:style-name="T1">Border Gateway Protocol</text:span></text:span><text:span text:style-name="Placeholder"><text:span text:style-name="T3">) in inter-domain IP routing</text:span></text:span></text:p>
        </text:list-item>
      </text:list>
      <text:h text:style-name="P7" text:outline-level="2"><text:bookmark-start text:name="__RefHeading__769_1023299587"/>Project CCNx<text:bookmark-end text:name="__RefHeading__769_1023299587"/></text:h>
      <text:p text:style-name="P3"><text:span text:style-name="Placeholder">TBD</text:span></text:p>
      <text:h text:style-name="P7" text:outline-level="2"><text:bookmark-start text:name="__RefHeading__1566_26459492"/>disaster<text:span text:style-name="T4">s</text:span><text:bookmark-end text:name="__RefHeading__1566_26459492"/></text:h>
      <text:p text:style-name="P3">TDB</text:p>
      <text:p text:style-name="P5"/>
      <text:p text:style-name="P4">A scalable architecture for geo-localized service access in smart cities</text:p>
      <text:p text:style-name="P5"/>
      <text:p text:style-name="P2"><text:a xlink:type="simple" xlink:href="https://tools.ietf.org/html/draft-irtf-dtnrg-bpq-00">https://tools.ietf.org/html/draft-irtf-dtnrg-bpq-00</text:a></text:p>
      <text:p text:style-name="P2"/>
      <text:p text:style-name="P2"/>
      <text:p text:style-name="P2"/>
      <text:p text:style-name="P2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  <text:index-entry-span>, </text:index-entry-span>
            <text:index-entry-bibliography text:style-name="_34__20__5f_34_5f__5f_20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" text:bibliography-data-field="identifier"/>
            <text:index-entry-span>: </text:index-entry-span>
            <text:index-entry-bibliography text:style-name="_34__20__5f_34_5f__5f_20_5f_" text:bibliography-data-field="author"/>
            <text:index-entry-span>, </text:index-entry-span>
            <text:index-entry-bibliography text:style-name="_30__20__5f_30_5f__5f_20_5f_" text:bibliography-data-field="title"/>
            <text:index-entry-span>, </text:index-entry-span>
            <text:index-entry-bibliography text:style-name="_33__20__5f_33_5f__5f_20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</text:index-body>
      </text:bibliography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5:20:11.583359773</meta:creation-date>
    <dc:date>2016-07-12T22:40:32.145749999</dc:date>
    <dc:creator>Tom Sparks</dc:creator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42" meta:character-count="340" meta:non-whitespace-character-count="310"/>
  </office:meta>
</office:document-meta>
</file>